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stlegungen:</text:p>
      <text:p text:style-name="Standard"/>
      <text:p text:style-name="Standard">Funktionale:</text:p>
      <text:list xml:id="list4369784732876933168" text:style-name="L2">
        <text:list-item>
          <text:p text:style-name="P1">Positonen des Bombermans wird zuerst geschickt, verarbeitet danach die Matrix für das Spielfeld</text:p>
          <text:list>
            <text:list-item>
              <text:p text:style-name="P1"/>
            </text:list-item>
          </text:list>
        </text:list-item>
      </text:list>
      <text:p text:style-name="Standard"><text:line-break/>Nichtfunktional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Hofmann</meta:initial-creator>
    <meta:creation-date>2017-01-14T19:13:04.18</meta:creation-date>
    <meta:document-statistic meta:table-count="0" meta:image-count="0" meta:object-count="0" meta:page-count="1" meta:paragraph-count="4" meta:word-count="17" meta:character-count="139"/>
    <dc:date>2017-01-14T20:29:48.08</dc:date>
    <dc:creator>Danny Hofmann</dc:creator>
    <meta:editing-duration>PT31M22S</meta:editing-duration>
    <meta:editing-cycles>1</meta:editing-cycles>
    <meta:generator>OpenOffice.org/3.4.1$Win32 OpenOffice.org_project/341m1$Build-9593</meta:generator>
  </office:meta>
</office:document-meta>
</file>